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B1:Sheet1.B1 Sheet1.B2:Sheet1.B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X_s</text:p>
          </table:table-cell>
          <table:table-cell office:value-type="string" calcext:value-type="string">
            <text:p>Y_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_x</text:p>
          </table:table-cell>
          <table:table-cell table:formula="of:=20*10^-3" office:value-type="float" office:value="0.02" calcext:value-type="float">
            <text:p>0.02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string" calcext:value-type="string">
            <text:p>K_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olts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B1:Sheet2.B1 Sheet2.B2:Sheet2.B9 Sheet2.C1:Sheet2.C1 Sheet2.C2:Sheet2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X_s</text:p>
          </table:table-cell>
          <table:table-cell office:value-type="string" calcext:value-type="string">
            <text:p>Y_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_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K_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2.7063in" svg:y="0.0394in">
            <draw:object draw:notify-on-update-of-ranges="Sheet3.B1:Sheet3.B1 Sheet3.B2:Sheet3.B17 Sheet3.C1:Sheet3.C1 Sheet3.C2:Sheet3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X_s</text:p>
          </table:table-cell>
          <table:table-cell office:value-type="string" calcext:value-type="string">
            <text:p>Y_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_x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K_y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3:56:04.581158730</meta:creation-date>
    <meta:generator>LibreOffice/7.3.7.2$Linux_X86_64 LibreOffice_project/30$Build-2</meta:generator>
    <dc:date>2023-10-19T15:25:38.186638760</dc:date>
    <meta:editing-duration>PT19M6S</meta:editing-duration>
    <meta:editing-cycles>3</meta:editing-cycles>
    <meta:document-statistic meta:table-count="3" meta:cell-count="1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Sheet1.B1:Sheet1.C9" chart:data-source-has-labels="row" svg:x="0.32cm" svg:y="0.18cm" svg:width="13.407cm" svg:height="8.64cm">
          <chart:coordinate-region svg:x="0.756cm" svg:y="0.379cm" svg:width="12.7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scatter">
            <chart:domain table:cell-range-address="Sheet1.B2:Sheet1.B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_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B2:Sheet1.B9</svg:desc>
                </draw:g>
              </table:table-cell>
              <table:table-cell office:value-type="float" office:value="8">
                <text:p>8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Sheet2.B1:Sheet2.C9" chart:data-source-has-labels="row" svg:x="0.32cm" svg:y="0.18cm" svg:width="13.407cm" svg:height="8.64cm">
          <chart:coordinate-region svg:x="0.941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9" chart:label-cell-address="Sheet2.C1:Sheet2.C1" chart:class="chart:scatter">
            <chart:domain table:cell-range-address="Sheet2.B2:Sheet2.B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_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2.B2:Sheet2.B9</svg:desc>
                </draw:g>
              </table:table-cell>
              <table:table-cell office:value-type="float" office:value="10">
                <text:p>10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Sheet3.B1:Sheet3.C17" chart:data-source-has-labels="row" svg:x="0.32cm" svg:y="0.18cm" svg:width="13.407cm" svg:height="8.64cm">
          <chart:coordinate-region svg:x="0.94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17" chart:label-cell-address="Sheet3.C1:Sheet3.C1" chart:class="chart:scatter">
            <chart:domain table:cell-range-address="Sheet3.B2:Sheet3.B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_s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3.B2:Sheet3.B17</svg:desc>
                </draw:g>
              </table:table-cell>
              <table:table-cell office:value-type="float" office:value="14">
                <text:p>14</text:p>
                <draw:g>
                  <svg:desc>Sheet3.C2:Sheet3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